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officeooo:paragraph-rsid="00137b26"/>
    </style:style>
    <style:style style:name="P2" style:family="paragraph" style:parent-style-name="Heading_20_1">
      <style:text-properties style:font-name="Arial" officeooo:rsid="00137b26" officeooo:paragraph-rsid="00137b26"/>
    </style:style>
    <style:style style:name="P3" style:family="paragraph" style:parent-style-name="Heading_20_1">
      <style:text-properties style:font-name="Arial" fo:font-size="18.2000007629395pt" fo:font-weight="bold" officeooo:rsid="00161c82" officeooo:paragraph-rsid="00161c82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4" style:family="paragraph" style:parent-style-name="Heading_20_1">
      <style:text-properties style:font-name="Arial" officeooo:rsid="00171a35" officeooo:paragraph-rsid="00171a35"/>
    </style:style>
    <style:style style:name="P5" style:family="paragraph" style:parent-style-name="Heading_20_1">
      <style:text-properties style:font-name="Arial" officeooo:rsid="0017e7f2" officeooo:paragraph-rsid="0017e7f2"/>
    </style:style>
    <style:style style:name="P6" style:family="paragraph" style:parent-style-name="Heading_20_1">
      <style:text-properties style:font-name="Arial" officeooo:rsid="0017e7f2" officeooo:paragraph-rsid="002810f5"/>
    </style:style>
    <style:style style:name="P7" style:family="paragraph" style:parent-style-name="Heading_20_1">
      <style:text-properties style:font-name="Arial" fo:font-size="12pt" officeooo:rsid="001aebce" officeooo:paragraph-rsid="0017e7f2"/>
    </style:style>
    <style:style style:name="P8" style:family="paragraph" style:parent-style-name="Heading_20_1">
      <style:paragraph-properties fo:break-before="page"/>
      <style:text-properties style:font-name="Arial" officeooo:rsid="0010367a" officeooo:paragraph-rsid="0010367a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officeooo:rsid="002270d7" officeooo:paragraph-rsid="002270d7"/>
    </style:style>
    <style:style style:name="P11" style:family="paragraph" style:parent-style-name="Standard" style:list-style-name="L1">
      <style:text-properties style:font-name="Arial" officeooo:rsid="002227c9" officeooo:paragraph-rsid="002227c9"/>
    </style:style>
    <style:style style:name="P12" style:family="paragraph" style:parent-style-name="Standard" style:list-style-name="L1">
      <style:text-properties style:font-name="Arial" officeooo:rsid="002453db" officeooo:paragraph-rsid="002453db"/>
    </style:style>
    <style:style style:name="P13" style:family="paragraph" style:parent-style-name="Standard" style:list-style-name="L1">
      <style:text-properties style:font-name="Arial" fo:font-weight="bold" officeooo:rsid="00252ea3" officeooo:paragraph-rsid="00252ea3" style:font-weight-asian="bold" style:font-weight-complex="bold"/>
    </style:style>
    <style:style style:name="P14" style:family="paragraph" style:parent-style-name="Standard">
      <style:text-properties style:font-name="Arial" officeooo:rsid="00147f4f" officeooo:paragraph-rsid="00147f4f"/>
    </style:style>
    <style:style style:name="P15" style:family="paragraph" style:parent-style-name="Text_20_body">
      <style:text-properties style:font-name="Arial" officeooo:rsid="0017e7f2" officeooo:paragraph-rsid="0017e7f2"/>
    </style:style>
    <style:style style:name="P16" style:family="paragraph" style:parent-style-name="Text_20_body" style:list-style-name="L2">
      <style:text-properties style:font-name="Arial" officeooo:rsid="0017e7f2" officeooo:paragraph-rsid="0017e7f2"/>
    </style:style>
    <style:style style:name="P17" style:family="paragraph" style:parent-style-name="Text_20_body">
      <style:paragraph-properties fo:text-align="center" style:justify-single-word="false"/>
      <style:text-properties style:font-name="Arial"/>
    </style:style>
    <style:style style:name="P18" style:family="paragraph" style:parent-style-name="Text_20_body">
      <style:paragraph-properties fo:text-align="center" style:justify-single-word="false"/>
      <style:text-properties style:font-name="Arial" officeooo:rsid="001c776e" officeooo:paragraph-rsid="001c776e"/>
    </style:style>
    <style:style style:name="P19" style:family="paragraph" style:parent-style-name="Text_20_body">
      <style:text-properties style:font-name="Arial" officeooo:rsid="00161c82" officeooo:paragraph-rsid="00161c82"/>
    </style:style>
    <style:style style:name="P20" style:family="paragraph" style:parent-style-name="Text_20_body">
      <style:text-properties style:font-name="Arial" officeooo:paragraph-rsid="00171a35"/>
    </style:style>
    <style:style style:name="P21" style:family="paragraph" style:parent-style-name="Text_20_body">
      <style:text-properties style:font-name="Arial" officeooo:rsid="001aebce" officeooo:paragraph-rsid="001dc0f4"/>
    </style:style>
    <style:style style:name="P22" style:family="paragraph" style:parent-style-name="Text_20_body" style:list-style-name="L3">
      <style:text-properties style:font-name="Arial" officeooo:rsid="001aebce" officeooo:paragraph-rsid="001aebce"/>
    </style:style>
    <style:style style:name="P23" style:family="paragraph" style:parent-style-name="Text_20_body" style:list-style-name="L3">
      <style:text-properties style:font-name="Arial" officeooo:rsid="001aebce" officeooo:paragraph-rsid="002810f5"/>
    </style:style>
    <style:style style:name="P24" style:family="paragraph" style:parent-style-name="Text_20_body">
      <style:text-properties style:font-name="Arial" officeooo:rsid="001aebce" officeooo:paragraph-rsid="002810f5"/>
    </style:style>
    <style:style style:name="P25" style:family="paragraph" style:parent-style-name="Text_20_body" style:list-style-name="L3">
      <style:text-properties style:font-name="Arial" fo:font-size="12pt" officeooo:rsid="001aebce" officeooo:paragraph-rsid="001aebce"/>
    </style:style>
    <style:style style:name="P26" style:family="paragraph" style:parent-style-name="Text_20_body" style:list-style-name="L3">
      <style:text-properties style:font-name="Arial" fo:font-size="12pt" officeooo:rsid="001aebce" officeooo:paragraph-rsid="002810f5"/>
    </style:style>
    <style:style style:name="P27" style:family="paragraph" style:parent-style-name="Text_20_body" style:list-style-name="L2">
      <style:text-properties style:font-name="Arial" officeooo:rsid="0026acf5" officeooo:paragraph-rsid="0026acf5"/>
    </style:style>
    <style:style style:name="P28" style:family="paragraph" style:parent-style-name="Title" style:master-page-name="First_20_Page">
      <style:paragraph-properties style:page-number="auto"/>
      <style:text-properties style:font-name="Arial" officeooo:rsid="0017e7f2" officeooo:paragraph-rsid="0017e7f2"/>
    </style:style>
    <style:style style:name="T1" style:family="text">
      <style:text-properties officeooo:rsid="0010367a"/>
    </style:style>
    <style:style style:name="T2" style:family="text">
      <style:text-properties officeooo:rsid="0011c548"/>
    </style:style>
    <style:style style:name="T3" style:family="text">
      <style:text-properties officeooo:rsid="00137b26"/>
    </style:style>
    <style:style style:name="T4" style:family="text">
      <style:text-properties officeooo:rsid="00147f4f"/>
    </style:style>
    <style:style style:name="T5" style:family="text">
      <style:text-properties officeooo:rsid="00161c82"/>
    </style:style>
    <style:style style:name="T6" style:family="text">
      <style:text-properties officeooo:rsid="001dc0f4"/>
    </style:style>
    <style:style style:name="T7" style:family="text">
      <style:text-properties officeooo:rsid="002453d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c8b80"/>
    </style:style>
    <style:style style:name="T13" style:family="text">
      <style:text-properties officeooo:rsid="001be137"/>
    </style:style>
    <style:style style:name="T14" style:family="text">
      <style:text-properties officeooo:rsid="002810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NEA Project Analysis</text:p>
      <text:p text:style-name="P15"/>
      <text:p text:style-name="P17">Jacob Halleron #XXXX</text:p>
      <text:p text:style-name="P18">The Sandon School #XXXXXX</text:p>
      <text:h text:style-name="P8" text:outline-level="1">Background</text:h>
      <text:p text:style-name="P9">Currently, teaching of algorithms for GCSE and A-level is often limited to text-based explanations and code blocks, which can be hard to understand with more complex algorithms. <text:span text:style-name="T1">For example, I failed to understand Dijkstra’s Algorithm, which isn’t too difficult a concept, until I came across a step-by-step video explaining the process with a graph diagram and cod</text:span><text:span text:style-name="T2">e. The same could likely be said with the selection of other algorithms </text:span><text:span text:style-name="T3">students may need to know.</text:span></text:p>
      <text:h text:style-name="P1" text:outline-level="1"><text:span text:style-name="T3">Market Research</text:span></text:h>
      <text:p text:style-name="P10">There are a few other products on the web:</text:p>
      <text:p text:style-name="P10"/>
      <text:list xml:id="list2405325712" text:style-name="L1">
        <text:list-item>
          <text:p text:style-name="P11"><text:span text:style-name="T11">VisuAlgo</text:span> <text:span text:style-name="T7">(visualgo.net)</text:span> – Visualises a large quantity of algorithms and data structures, but I think the user interface is a bit confusing and there isn’t much information on each process.</text:p>
        </text:list-item>
        <text:list-item>
          <text:p text:style-name="P12"><text:span text:style-name="T11">SORTING</text:span> (sorting.at) – Very pretty, has the option to compare multiple algorithms, but only shows <text:span text:style-name="T8">sorting</text:span><text:span text:style-name="T9"> algorithms, and with very limited controls.</text:span></text:p>
        </text:list-item>
        <text:list-item>
          <text:p text:style-name="P13"><text:span text:style-name="T9">Toptal</text:span><text:span text:style-name="T10"> (toptal.com/developers/sorting-algorithms) – Shows several sorting algorithms, but all at once and with very limited array size. Also only shows sorting algorithms.</text:span></text:p>
        </text:list-item>
      </text:list>
      <text:h text:style-name="P2" text:outline-level="1">End User / <text:span text:style-name="T4">Target Audience</text:span></text:h>
      <text:p text:style-name="P14">Not sure what the difference between “End User” and “Target Audience” is. The <text:span text:style-name="T5">product</text:span> would be <text:s/><text:span text:style-name="T5">targeted at English-speaking A-level and GCSE Computer Science students, so age 14-18. Any device should work as long as it can run a web browser with scripting enabled; most can. </text:span></text:p>
      <text:h text:style-name="P3" text:outline-level="1">Research</text:h>
      <text:p text:style-name="P19">No research so far.</text:p>
      <text:h text:style-name="P4" text:outline-level="1">Objectives</text:h>
      <text:p text:style-name="P20">???</text:p>
      <text:h text:style-name="P4" text:outline-level="1">Proposed Solution</text:h>
      <text:p text:style-name="P15">The solution will be a website with a complex client-server model. Javascript, HTML and CSS will be used, along with some basic Node.js for the server. In terms of development software a browser, text editor and terminal should do.</text:p>
      <text:h text:style-name="P6" text:outline-level="1">Model</text:h>
      <text:p text:style-name="P24"><text:span text:style-name="T12">Improper </text:span>sitemap:</text:p>
      <text:list xml:id="list685692706" text:style-name="L3">
        <text:list-item>
          <text:p text:style-name="P23">Menu</text:p>
          <text:list>
            <text:list-item>
              <text:p text:style-name="P23">Diagram with controls:</text:p>
              <text:list>
                <text:list-item>
                  <text:p text:style-name="P23"><text:soft-page-break/>Play/Pause button</text:p>
                </text:list-item>
                <text:list-item>
                  <text:p text:style-name="P23">Next/Prev buttons</text:p>
                </text:list-item>
                <text:list-item>
                  <text:p text:style-name="P23">Tick speed <text:span text:style-name="T13">input box</text:span></text:p>
                </text:list-item>
                <text:list-item>
                  <text:p text:style-name="P23">Reset (randomise)</text:p>
                </text:list-item>
              </text:list>
            </text:list-item>
            <text:list-item>
              <text:p text:style-name="P26">Local variables</text:p>
            </text:list-item>
            <text:list-item>
              <text:p text:style-name="P26">Code Block</text:p>
            </text:list-item>
            <text:list-item>
              <text:p text:style-name="P26">Big O, potentially with char<text:span text:style-name="T13">t</text:span></text:p>
            </text:list-item>
          </text:list>
        </text:list-item>
      </text:list>
      <text:h text:style-name="P5" text:outline-level="1">Project Log</text:h>
      <text:list xml:id="list2907843350" text:style-name="L2">
        <text:list-item>
          <text:p text:style-name="P16">2020-03-22: Created <text:span text:style-name="T6">this </text:span>analysis document.</text:p>
        </text:list-item>
        <text:list-item>
          <text:p text:style-name="P27">2020-03-25: Wrote ’Market Research’ <text:span text:style-name="T14">s</text:span>ection.</text:p>
        </text:list-item>
      </text:list>
      <text:h text:style-name="P7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22T09:19:39.000005701</meta:creation-date>
    <dc:date>2021-03-25T09:42:45.301988962</dc:date>
    <meta:editing-duration>PT59M18S</meta:editing-duration>
    <meta:editing-cycles>14</meta:editing-cycles>
    <meta:generator>LibreOffice/7.1.1.2$Linux_X86_64 LibreOffice_project/dd797d330b34196606d0870aaa694e9504402ca1</meta:generator>
    <meta:document-statistic meta:table-count="0" meta:image-count="0" meta:object-count="0" meta:page-count="3" meta:paragraph-count="32" meta:word-count="318" meta:character-count="1978" meta:non-whitespace-character-count="1701"/>
  </office:meta>
</office:document-meta>
</file>